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1_INP16</text:p>
          </table:table-cell>
          <table:table-cell office:value-type="string" calcext:value-type="string">
            <text:p>reserve pin</text:p>
          </table:table-cell>
          <table:table-cell/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1_INP16</text:p>
          </table:table-cell>
          <table:table-cell office:value-type="string" calcext:value-type="string">
            <text:p>reserve pin</text:p>
          </table:table-cell>
          <table:table-cell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reserve pin</text:p>
          </table:table-cell>
          <table:table-cell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reserve pin</text:p>
          </table:table-cell>
          <table:table-cell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SPI1_CS</text:p>
          </table:table-cell>
          <table:table-cell office:value-type="string" calcext:value-type="string">
            <text:p>lagesensor</text:p>
          </table:table-cell>
          <table:table-cell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lagesensor</text:p>
          </table:table-cell>
          <table:table-cell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lagesensor</text:p>
          </table:table-cell>
          <table:table-cell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lagesensor</text:p>
          </table:table-cell>
          <table:table-cell/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I2C3_SCK</text:p>
          </table:table-cell>
          <table:table-cell office:value-type="string" calcext:value-type="string">
            <text:p>Resereve Pin</text:p>
          </table:table-cell>
          <table:table-cell/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for flashing</text:p>
          </table:table-cell>
          <table:table-cell/>
        </table:table-row>
        <table:table-row table:style-name="ro1">
          <table:table-cell office:value-type="string" calcext:value-type="string">
            <text:p>PA10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for flashing</text:p>
          </table:table-cell>
          <table:table-cell/>
        </table:table-row>
        <table:table-row table:style-name="ro1">
          <table:table-cell office:value-type="string" calcext:value-type="string">
            <text:p>PA11</text:p>
          </table:table-cell>
          <table:table-cell office:value-type="string" calcext:value-type="string">
            <text:p>M1_IN2</text:p>
          </table:table-cell>
          <table:table-cell office:value-type="string" calcext:value-type="string">
            <text:p>in Motor 1</text:p>
          </table:table-cell>
          <table:table-cell/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M2_IN3</text:p>
          </table:table-cell>
          <table:table-cell office:value-type="string" calcext:value-type="string">
            <text:p>in Motor 2</text:p>
          </table:table-cell>
          <table:table-cell/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M2_IN4</text:p>
          </table:table-cell>
          <table:table-cell office:value-type="string" calcext:value-type="string">
            <text:p>in Motor 2</text:p>
          </table:table-cell>
          <table:table-cell/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PWM </text:p>
          </table:table-cell>
          <table:table-cell office:value-type="string" calcext:value-type="string">
            <text:p>Reserve pin</text:p>
          </table:table-cell>
          <table:table-cell office:value-type="string" calcext:value-type="string">
            <text:p>tim3 ch3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PWM </text:p>
          </table:table-cell>
          <table:table-cell office:value-type="string" calcext:value-type="string">
            <text:p>Reserve pin</text:p>
          </table:table-cell>
          <table:table-cell office:value-type="string" calcext:value-type="string">
            <text:p>tim3 ch4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office:value-type="string" calcext:value-type="string">
            <text:p>ENC2_CH1</text:p>
          </table:table-cell>
          <table:table-cell office:value-type="string" calcext:value-type="string">
            <text:p>Encoder 2</text:p>
          </table:table-cell>
          <table:table-cell/>
        </table:table-row>
        <table:table-row table:style-name="ro1">
          <table:table-cell office:value-type="string" calcext:value-type="string">
            <text:p>PB3</text:p>
          </table:table-cell>
          <table:table-cell office:value-type="string" calcext:value-type="string">
            <text:p>M1_IN1</text:p>
          </table:table-cell>
          <table:table-cell office:value-type="string" calcext:value-type="string">
            <text:p>in Motor 1</text:p>
          </table:table-cell>
          <table:table-cell/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lsm_int2</text:p>
          </table:table-cell>
          <table:table-cell office:value-type="string" calcext:value-type="string">
            <text:p>Interrupt 2 sensor</text:p>
          </table:table-cell>
          <table:table-cell/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lsm_int1</text:p>
          </table:table-cell>
          <table:table-cell office:value-type="string" calcext:value-type="string">
            <text:p>Interrupt 1 sensor</text:p>
          </table:table-cell>
          <table:table-cell/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reserve pin</text:p>
          </table:table-cell>
          <table:table-cell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reserve pin</text:p>
          </table:table-cell>
          <table:table-cell/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or Esp</text:p>
          </table:table-cell>
          <table:table-cell/>
        </table:table-row>
        <table:table-row table:style-name="ro1">
          <table:table-cell office:value-type="string" calcext:value-type="string">
            <text:p>PB9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or Esp</text:p>
          </table:table-cell>
          <table:table-cell/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ENC2_CH2</text:p>
          </table:table-cell>
          <table:table-cell office:value-type="string" calcext:value-type="string">
            <text:p>Encoder 2</text:p>
          </table:table-cell>
          <table:table-cell/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SPI2_CS</text:p>
          </table:table-cell>
          <table:table-cell office:value-type="string" calcext:value-type="string">
            <text:p>reserve pin</text:p>
          </table:table-cell>
          <table:table-cell/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SPI2_SCK</text:p>
          </table:table-cell>
          <table:table-cell office:value-type="string" calcext:value-type="string">
            <text:p>reserve pin</text:p>
          </table:table-cell>
          <table:table-cell/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reserve pin</text:p>
          </table:table-cell>
          <table:table-cell/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SPI2_MOSI</text:p>
          </table:table-cell>
          <table:table-cell office:value-type="string" calcext:value-type="string">
            <text:p>reserve pin</text:p>
          </table:table-cell>
          <table:table-cell/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ENC1_CH1</text:p>
          </table:table-cell>
          <table:table-cell office:value-type="string" calcext:value-type="string">
            <text:p>Encoder 1</text:p>
          </table:table-cell>
          <table:table-cell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ENC1_CH2</text:p>
          </table:table-cell>
          <table:table-cell office:value-type="string" calcext:value-type="string">
            <text:p>Encoder 1</text:p>
          </table:table-cell>
          <table:table-cell/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M1_ENA</text:p>
          </table:table-cell>
          <table:table-cell office:value-type="string" calcext:value-type="string">
            <text:p>PWM Motor 1</text:p>
          </table:table-cell>
          <table:table-cell office:value-type="string" calcext:value-type="string">
            <text:p>tim3 ch1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office:value-type="string" calcext:value-type="string">
            <text:p>M2_ENB</text:p>
          </table:table-cell>
          <table:table-cell office:value-type="string" calcext:value-type="string">
            <text:p>PWM Motor 2</text:p>
          </table:table-cell>
          <table:table-cell office:value-type="string" calcext:value-type="string">
            <text:p>tim3 ch2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9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reserve pin</text:p>
          </table:table-cell>
          <table:table-cell/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12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reserve pin</text:p>
          </table:table-cell>
          <table:table-cell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reserve p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.00.0000</text:date>, <text:time style:data-style-name="N2" text:time-value="09:38:14.2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6T13:14:22.477000000</meta:creation-date>
    <dc:date>2025-06-02T09:38:51.508000000</dc:date>
    <meta:editing-duration>PT2H13M17S</meta:editing-duration>
    <meta:editing-cycles>29</meta:editing-cycles>
    <meta:generator>LibreOffice/7.5.3.2$Windows_X86_64 LibreOffice_project/9f56dff12ba03b9acd7730a5a481eea045e468f3</meta:generator>
    <meta:document-statistic meta:table-count="1" meta:cell-count="125" meta:object-count="0"/>
  </office:meta>
</office:document-meta>
</file>